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2B88E21C217DED335F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ot" svg:stroke-width="0cm" svg:stroke-color="#ff0000" svg:stroke-linecap="butt" draw:fill-color="#ffffff" draw:opacity="50%" draw:opacity-name="" draw:textarea-horizontal-align="justify" draw:textarea-vertical-align="middle" draw:auto-grow-height="false" fo:min-height="1.337cm" fo:min-width="1.087cm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</style:style>
    <style:style style:name="P3" style:family="paragraph">
      <style:text-properties style:font-name="Liberation Serif"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T1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1cm" svg:x="1cm" svg:y="10.419cm">
          <draw:image xlink:href="Pictures/1000000000000780000002B88E21C217DED335FB.jpg" xlink:type="simple" xlink:show="embed" xlink:actuate="onLoad" draw:mime-type="image/jpeg">
            <text:p/>
          </draw:image>
        </draw:frame>
        <draw:custom-shape draw:style-name="gr2" draw:text-style-name="P2" draw:layer="layout" svg:width="1.587cm" svg:height="1.587cm" svg:x="14.335cm" svg:y="14.9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175cm" svg:height="0.635cm" svg:x="14.182cm" svg:y="16.597cm">
          <draw:text-box>
            <text:p text:style-name="P3"><text:span text:style-name="T1">1.00000024 k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9T15:22:20.165000000</dc:date>
    <meta:editing-duration>PT9M48S</meta:editing-duration>
    <meta:editing-cycles>1</meta:editing-cycles>
    <meta:document-statistic meta:object-count="3"/>
    <meta:generator>LibreOffice/7.3.4.2$Windows_X86_64 LibreOffice_project/728fec16bd5f605073805c3c9e7c4212a0120dc5</meta:generator>
  </office:meta>
</office:document-meta>
</file>